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ToolboxManager.getMutex( HttpSession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letToolboxManager.addData( ToolInfo 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ToolboxManager.getInstance( ServletContext servletContext , String toolboxFi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ServletToolboxManager.addTool( ToolInfo inf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ervletToolboxManager.setXhtml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ToolboxManager.getRu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ToolboxManager.getToolbox( Object initData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ervletToolboxManager.validateToolInfo( ToolInfo 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letToolboxManager.ServletToolboxManager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ToolboxManager.setCreateSession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